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TypeLoaderImpl.typeSystemForComponent( String searchdir , QName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chemaTypeLoaderImpl.findAttributeRef( QName 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chemaTypeLoaderImpl.typeSystemForClassname( String searchdir ,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chemaTypeLoaderImpl.getContextTypeLo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chemaTypeLoaderImpl.getTypeSystemOnClasspath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hemaTypeLoaderImpl.getSourceAsStream( String source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hemaTypeLoaderCache.getFromTypeLoaderCache( ClassLoader c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chemaTypeLoaderImpl.crackEntry( ClassLoader loader , String searchf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TypeLoaderImpl.findAttributeGroupRef( QName 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chemaTypeLoaderCache.initi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LoaderImpl.findTypeRef( QName 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ubLoaderList.add( SchemaTypeLoader lo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hemaTypeLoaderImpl.initCa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chemaTypeLoaderImpl.build( SchemaTypeLoader [ ] searchPath , ResourceLoader resourceLoader , ClassLoader classLoade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chemaTypeLoaderImpl.crackEntry( ResourceLoader loader , String searchf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TypeLoaderImpl.typeSystemForName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chemaTypeLoaderCache.addToTypeLoaderCache( SchemaTypeLoader stl , ClassLoader c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chemaTypeLoaderImpl.findAttributeTypeRef( QName 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chemaTypeLoaderImpl.isNamespaceDefined( String namespa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hemaTypeLoaderImpl.getTypeSystemOnClassloader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chemaTypeLoaderImpl.findElementRef( QName 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ubLoaderList.to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LoaderImpl.findDocumentTypeRef( QName 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chemaTypeLoaderImpl.findIdentityConstraintRef( QName 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chemaTypeLoaderImpl.SchemaTypeLoaderImpl( SchemaTypeLoader [ ] searchPath , ResourceLoader resourceLoader , ClassLoader classLo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hemaTypeLoaderImpl.findModelGroupRef( QName 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chemaTypeLoaderImpl.typeForClassname( String class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chemaTypeLoaderImpl.crackPointer( In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